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https://us.tattoofilter.com/blog/p/the-tattooed-royalty<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2"/>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2">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2"><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2"/>
      <text:p text:style-name="P2">Just the two closest. <text:span text:style-name="T2">The moon was shining full. It was now or never. The gravel of the ravine crunched under her boots, she stood up and made for the close side of the grave yard. She stopped and watched from behind the fence. The two bison were calmer now, eatting the ghosts of grass and pawing here and there with huge hooves. </text:span></text:p>
      <text:p text:style-name="Standard"/>
      <text:p text:style-name="Standard"><text:soft-page-break/>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2"/>
      <text:p text:style-name="P2">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he mumbles from the grave beside hers grew louder.</text:p>
      <text:p text:style-name="P1"/>
      <text:p text:style-name="P1">“Gus says you're a rank amateur. Anything we taught you would just make you more dangerous.”</text:p>
      <text:p text:style-name="P1"><text:soft-page-break/></text:p>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 didn't ask for this.” She said “They find me. Sometimes three in a week. None for a month. I'm going crazy. The wolves... I just can't anymor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quarter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1"><text:span text:style-name="T1"/></text:p>
      <text:p text:style-name="P1">“Can you widen out the circle a bit? Let Gus up for some fresh air?” Asked Maude. </text:p>
      <text:p text:style-name="P1"/>
      <text:p text:style-name="P1">Dagmar shook her head. “I'm just here for you.”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phalic from the bottom was a sturdy brass barrel with one thick needle poking wasp like from it's tip. </text:p>
      <text:p text:style-name="P1"/>
      <text:p text:style-name="P1">Dagmar hefted it like a bag of gold coins.</text:p>
      <text:p text:style-name="P1"/>
      <text:p text:style-name="P1">Maude recognized it immediately. She leaned forward, like a school girl interested in the subject. <text:line-break/><text:line-break/><text:soft-pag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Dagmar shook her head. </text:p>
      <text:p text:style-name="P1"/>
      <text:p text:style-name="P1">“Then what do you want me for?” </text:p>
      <text:p text:style-name="P1"/>
      <text:p text:style-name="P1">“Teach me how to make them stop.” </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inal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text:soft-page-break/></text:p>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4">going to be like everyone else, and that's a </text:span><text:span text:style-name="T3">gift</text:span><text:span text:style-name="T4">” She said gift as if the word was a delicious hunk of honeycomb she could sink her teeth in, like it filled her mouth and she had to speak around it. “well the sooner you can start doing something extra-ordinary like gus and I did.” </text:span></text:p>
      <text:p text:style-name="P1"><text:span text:style-name="T4"/></text:p>
      <text:p text:style-name="P1"><text:span text:style-name="T4">One corner of Dagmars mouth turned up, just a little. “It would be nice to not give my raised cancer.” </text:span></text:p>
      <text:p text:style-name="P1"><text:span text:style-name="T4"/></text:p>
      <text:p text:style-name="P1"><text:span text:style-name="T4">Maud cackled. “That's the spirit girl” </text:span></text:p>
      <text:p text:style-name="P1"><text:span text:style-name="T4"/></text:p>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text:soft-page-break/>“Well you didn't wake me up just to listen to me talk did you?” She flexed the hand in a “come on” motion. <text:s/></text:p>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text:p>
      <text:p text:style-name="P1"/>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5-16T10:16:45.38</dc:date>
    <dc:creator>Blake Stanger</dc:creator>
    <meta:editing-duration>PT3H26M23S</meta:editing-duration>
    <meta:editing-cycles>5</meta:editing-cycles>
    <meta:document-statistic meta:table-count="0" meta:image-count="0" meta:object-count="0" meta:page-count="6" meta:paragraph-count="67" meta:word-count="2565" meta:character-count="13652"/>
  </office:meta>
</office:document-meta>
</file>